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tr" fo:country="TR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Times New Roman" fo:font-size="12pt" style:font-size-asian="12pt" style:font-name-complex="Times New Roman1" style:font-size-complex="12pt" style:font-weight-complex="normal"/>
    </style:style>
    <style:style style:name="T8" style:family="text">
      <style:text-properties fo:color="#000000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tr" fo:country="TR"/>
    </style:style>
    <style:style style:name="T10" style:family="text">
      <style:text-properties fo:language="tr" fo:country="TR" fo:font-weight="bold" style:font-weight-asian="bold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tr" fo:country="TR" fo:font-weight="bold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language="tr" fo:country="TR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SARY</text:p>
      <text:p text:style-name="P1"><text:span text:style-name="T2"/></text:p>
      <text:p text:style-name="TEZ_5f_Glossary_20_Entry">Actor: <text:s/><text:span text:style-name="T1">External entity that needs to exchange information with the system. An actor can represent either a user role or another system. In other words; a</text:span><text:span text:style-name="T5"> person, software system, or hardware device that interacts with a system to achieve a useful goal. </text:span></text:p>
      <text:p text:style-name="TEZ_5f_Glossary_20_Definition"><text:span text:style-name="T3">Analysis:</text:span> <text:s/>An activity during which developers ensure that the system requirements are correct, complete, consistent, unambiguous, and realistic. </text:p>
      <text:p text:style-name="TEZ_5f_Glossary_20_Definition"><text:span text:style-name="T3">Authentication:</text:span> <text:s/>The process of associating a person with access rights.</text:p>
      <text:p text:style-name="TEZ_5f_Glossary_20_Definition"><text:span text:style-name="T3">Class diagram: </text:span>UML notation representing the structure of the system in terms of objects, classes, attributes, operations, and associations. Class diagrams are used to represent object models during development.</text:p>
      <text:p text:style-name="TEZ_5f_Glossary_20_Definition"><text:span text:style-name="T3">Functional Requirement:</text:span> <text:s/>An area of functionality the system must support. The functional requirements describe the interactions between actors and the system independent of the realization of the system.</text:p>
      <text:p text:style-name="TEZ_5f_Glossary_20_Definition"><text:span text:style-name="T3">Login: </text:span><text:s/>Procedure used to get access to an operating system, or application, usually in a remote computer.</text:p>
      <text:p text:style-name="TEZ_5f_Glossary_20_Definition"><text:span text:style-name="T3">Nonfunctional Requirement:</text:span> <text:s/>A user visible constraint on the system. Nonfunctional requirements describe user visible aspects of the system that are not directly related with the functionality of the system. <text:bookmark text:name="actor"/></text:p>
      <text:p text:style-name="Normal_20__28_Web_29_"><text:span text:style-name="T6">Class: </text:span><text:span text:style-name="apple-converted-space"><text:span text:style-name="T6"><text:s/></text:span></text:span><text:span text:style-name="T4">A description of a set of objects having common properties and behaviors, which typically correspond to real-world items (persons, places, or things) in the business or problem domain.</text:span></text:p>
      <text:p text:style-name="Standard"><text:span text:style-name="T6">Exception:</text:span><text:span text:style-name="apple-converted-space"><text:span text:style-name="T6"> </text:span></text:span><text:span text:style-name="T4">A condition that prevents a use case from successfully concluding. The use case’s post conditions are not reached and the actor’s goal is not satisfied.</text:span></text:p>
      <text:p text:style-name="P3"/>
      <text:p text:style-name="Standard"><text:span text:style-name="T6">Scenario:</text:span><text:span text:style-name="apple-converted-space"><text:span text:style-name="T6"> </text:span></text:span><text:span text:style-name="T4">A description of a specific interaction between a user and a system to accomplish some goal. An instance of usage of the system. Often presented in the form of a story.</text:span></text:p>
      <text:p text:style-name="Normal_20__28_Web_29_"><text:span text:style-name="T6">Sequence Diagram:</text:span><text:span text:style-name="apple-converted-space"><text:span text:style-name="T6"> </text:span></text:span><text:span text:style-name="T4">An analysis model that shows the order in which messages pass in a system or the chronological sequence of steps that take place in an activity and the entities or classes involved in the activity.</text:span></text:p>
      <text:p text:style-name="Standard"><text:span text:style-name="T10">Unified Modeling Language: </text:span><text:span text:style-name="T9">UML is a modeling language used to define a system prior to construction, much like a blueprint is used prior to building a house. It <text:s/>allows the project team to specify, visualize, and document an application, including its structure and design, in a way that meets all of the user requirements.</text:span></text:p>
      <text:p text:style-name="Normal_20__28_Web_29_"><text:span text:style-name="T6">Use Case:</text:span><text:span text:style-name="apple-converted-space"><text:span text:style-name="T6"> </text:span></text:span><text:span text:style-name="T4">A description of an interaction between an actor and a system that results in an outcome that provides value to the actor.</text:span></text:p>
      <text:p text:style-name="Normal_20__28_Web_29_"><text:span text:style-name="T6">Use Case Diagram:</text:span><text:span text:style-name="apple-converted-space"><text:span text:style-name="T6"> </text:span></text:span><text:span text:style-name="T4">An analysis model that identifies the actors who can interact with a system to accomplish valuable goals and the various use cases that each actor will per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lossary_20_Definition" style:display-name="Glossary Definition" style:family="paragraph" style:parent-style-name="Text_20_body">
      <style:paragraph-properties fo:line-height="100%"/>
    </style:style>
    <style:style style:name="TEZ_5f_Glossary_20_Definition" style:display-name="TEZ_Glossary Definition" style:family="paragraph" style:parent-style-name="Glossary_20_Definition">
      <style:text-properties style:font-name="Times New Roman" style:font-name-complex="Times New Roman"/>
    </style:style>
    <style:style style:name="TEZ_5f_Glossary_20_Entry" style:display-name="TEZ_Glossary Entry" style:family="paragraph" style:parent-style-name="Glossary_20_Definition" style:next-style-name="TEZ_5f_Glossary_20_Definition">
      <style:paragraph-properties fo:text-align="start" style:justify-single-word="false" fo:keep-with-next="always"/>
      <style:text-properties style:font-name="Times New Roman" fo:font-weight="bold" style:font-weight-asian="bold" style:font-name-complex="Times New Roman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text-align="start" style:justify-single-word="false" fo:hyphenation-ladder-count="no-limit">
        <style:tab-stops/>
      </style:paragraph-properties>
      <style:text-properties fo:letter-spacing="normal" fo:language="tr" fo:country="TR" style:language-asian="tr" style:country-asian="TR" fo:hyphenate="true" fo:hyphenation-remain-char-count="2" fo:hyphenation-push-char-count="2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41S</meta:editing-duration>
    <meta:editing-cycles>3</meta:editing-cycles>
    <meta:generator>OpenOffice/4.1.2$Win32 OpenOffice.org_project/412m3$Build-9782</meta:generator>
    <dc:date>2016-07-03T16:40:46.60</dc:date>
    <meta:document-statistic meta:table-count="0" meta:image-count="0" meta:object-count="0" meta:page-count="1" meta:paragraph-count="15" meta:word-count="406" meta:character-count="2590"/>
    <dc:creator>duygu ergin</dc:creator>
    <meta:user-defined meta:name="Info 1"/>
    <meta:user-defined meta:name="Info 2"/>
    <meta:user-defined meta:name="Info 3"/>
    <meta:user-defined meta:name="Info 4"/>
  </office:meta>
</office:document-meta>
</file>